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0.189cm"/>
    </style:style>
    <style:style style:name="co3" style:family="table-column">
      <style:table-column-properties fo:break-before="auto" style:column-width="4.856cm"/>
    </style:style>
    <style:style style:name="co4" style:family="table-column">
      <style:table-column-properties fo:break-before="auto" style:column-width="0.739cm"/>
    </style:style>
    <style:style style:name="co5" style:family="table-column">
      <style:table-column-properties fo:break-before="auto" style:column-width="1.372cm"/>
    </style:style>
    <style:style style:name="co6" style:family="table-column">
      <style:table-column-properties fo:break-before="auto" style:column-width="0.9cm"/>
    </style:style>
    <style:style style:name="co7" style:family="table-column">
      <style:table-column-properties fo:break-before="auto" style:column-width="1.489cm"/>
    </style:style>
    <style:style style:name="co8" style:family="table-column">
      <style:table-column-properties fo:break-before="auto" style:column-width="1.035cm"/>
    </style:style>
    <style:style style:name="co9" style:family="table-column">
      <style:table-column-properties fo:break-before="auto" style:column-width="0.893cm"/>
    </style:style>
    <style:style style:name="co10" style:family="table-column">
      <style:table-column-properties fo:break-before="auto" style:column-width="1.3cm"/>
    </style:style>
    <style:style style:name="co11" style:family="table-column">
      <style:table-column-properties fo:break-before="auto" style:column-width="0.49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3.838cm"/>
    </style:style>
    <style:style style:name="co14" style:family="table-column">
      <style:table-column-properties fo:break-before="auto" style:column-width="1.062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152cm" fo:break-before="auto" style:use-optimal-row-height="false"/>
    </style:style>
    <style:style style:name="ro3" style:family="table-row">
      <style:table-row-properties style:row-height="1.07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PageStyle_5f_цена_20_за_20_ярд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number-style style:name="N8001" number:language="ru" number:country="RU">
      <number:number number:decimal-places="0" number:min-integer-digits="1"/>
    </number:number-style>
    <number:number-style style:name="N8002" number:language="ru" number:country="RU">
      <number:number number:decimal-places="2" number:min-integer-digits="1"/>
    </number:number-style>
    <number:text-style style:name="N8100" number:language="ru" number:country="RU">
      <number:text-content/>
    </number:text-style>
    <style:style style:name="ce1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0.035cm solid #000000"/>
    </style:style>
    <style:style style:name="ce2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none"/>
    </style:style>
    <style:style style:name="ce3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none"/>
    </style:style>
    <style:style style:name="ce4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5cm solid #000000"/>
    </style:style>
    <style:style style:name="ce5" style:family="table-cell" style:parent-style-name="Excel_20_Built-in_20_Normal">
      <style:table-cell-properties style:diagonal-bl-tr="none" style:diagonal-tl-br="none" style:rotation-align="none"/>
    </style:style>
    <style:style style:name="ce6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none"/>
    </style:style>
    <style:style style:name="ce7" style:family="table-cell" style:parent-style-name="Excel_20_Built-in_20_Normal" style:data-style-name="N8002">
      <style:table-cell-properties fo:border-bottom="none" fo:background-color="#ddd9c3" style:diagonal-bl-tr="none" style:diagonal-tl-br="none" fo:border-left="0.035cm solid #000000" fo:border-right="none" style:rotation-align="none" fo:border-top="0.035cm solid #000000"/>
    </style:style>
    <style:style style:name="ce8" style:family="table-cell" style:parent-style-name="Excel_20_Built-in_20_Normal" style:data-style-name="N8002">
      <style:table-cell-properties fo:border-bottom="none" fo:background-color="#ddd9c3" style:diagonal-bl-tr="none" style:diagonal-tl-br="none" fo:border-left="0.035cm solid #000000" fo:border-right="none" style:rotation-align="none" fo:border-top="none"/>
    </style:style>
    <style:style style:name="ce9" style:family="table-cell" style:parent-style-name="Excel_20_Built-in_20_Normal" style:data-style-name="N8002">
      <style:table-cell-properties fo:border-bottom="0.035cm solid #000000" fo:background-color="#ddd9c3" style:diagonal-bl-tr="none" style:diagonal-tl-br="none" fo:border-left="0.035cm solid #000000" fo:border-right="none" style:rotation-align="none" fo:border-top="none"/>
    </style:style>
    <style:style style:name="ce10" style:family="table-cell" style:parent-style-name="Excel_20_Built-in_20_Normal" style:data-style-name="N8002">
      <style:table-cell-properties fo:border-bottom="none" fo:background-color="#ddd9c3" style:diagonal-bl-tr="none" style:diagonal-tl-br="none" fo:border-left="none" fo:border-right="0.035cm solid #000000" style:rotation-align="none" fo:border-top="0.035cm solid #000000"/>
    </style:style>
    <style:style style:name="ce11" style:family="table-cell" style:parent-style-name="Excel_20_Built-in_20_Normal" style:data-style-name="N8002">
      <style:table-cell-properties fo:border-bottom="none" fo:background-color="#ddd9c3" style:diagonal-bl-tr="none" style:diagonal-tl-br="none" fo:border-left="none" fo:border-right="0.035cm solid #000000" style:rotation-align="none" fo:border-top="none"/>
    </style:style>
    <style:style style:name="ce12" style:family="table-cell" style:parent-style-name="Excel_20_Built-in_20_Normal" style:data-style-name="N8002">
      <style:table-cell-properties fo:border-bottom="0.035cm solid #000000" fo:background-color="#ddd9c3" style:diagonal-bl-tr="none" style:diagonal-tl-br="none" fo:border-left="none" fo:border-right="0.035cm solid #000000" style:rotation-align="none" fo:border-top="none"/>
    </style:style>
    <style:style style:name="ce13" style:family="table-cell" style:parent-style-name="Excel_20_Built-in_20_Normal">
      <style:table-cell-properties fo:background-color="#8eb4e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4" style:family="table-cell" style:parent-style-name="Excel_20_Built-in_20_Normal" style:data-style-name="N8100">
      <style:table-cell-properties fo:background-color="#c6d9f1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font-size="9pt" style:font-size-asian="9pt" style:font-size-complex="9pt" fo:hyphenate="true"/>
    </style:style>
    <style:style style:name="ce15" style:family="table-cell" style:parent-style-name="Excel_20_Built-in_20_Normal" style:data-style-name="N8000">
      <style:table-cell-properties fo:background-color="#c6d9f1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font-size="9pt" style:font-size-asian="9pt" style:font-size-complex="9pt" fo:hyphenate="true"/>
    </style:style>
    <style:style style:name="ce16" style:family="table-cell" style:parent-style-name="Excel_20_Built-in_20_Normal" style:data-style-name="N8100">
      <style:table-cell-properties fo:background-color="#c6d9f1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8pt" style:font-size-asian="8pt" style:font-size-complex="8pt" fo:hyphenate="true"/>
    </style:style>
    <style:style style:name="ce17" style:family="table-cell" style:parent-style-name="Excel_20_Built-in_20_Normal">
      <style:table-cell-properties fo:background-color="#d7e4bd" style:diagonal-bl-tr="none" style:diagonal-tl-br="none" style:text-align-source="fix" style:repeat-content="false" fo:border="none" style:rotation-align="none"/>
      <style:paragraph-properties fo:text-align="center" fo:margin-left="0cm"/>
    </style:style>
    <style:style style:name="ce18" style:family="table-cell" style:parent-style-name="Excel_20_Built-in_20_Normal">
      <style:table-cell-properties fo:background-color="#ffffff" style:diagonal-bl-tr="none" style:diagonal-tl-br="none" style:text-align-source="fix" style:repeat-content="false" fo:border="none" style:rotation-align="none"/>
      <style:paragraph-properties fo:text-align="center" fo:margin-left="0cm"/>
      <style:text-properties fo:color="#ff950e" fo:font-weight="bold" style:font-weight-asian="bold" style:font-weight-complex="bold"/>
    </style:style>
    <style:style style:name="ce19" style:family="table-cell" style:parent-style-name="Excel_20_Built-in_20_Normal" style:data-style-name="N8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8pt" style:font-size-asian="8pt" style:font-size-complex="8pt" fo:hyphenate="true"/>
    </style:style>
    <style:style style:name="ce20" style:family="table-cell" style:parent-style-name="Excel_20_Built-in_20_Normal" style:data-style-name="N8001">
      <style:table-cell-properties style:diagonal-bl-tr="none" style:diagonal-tl-br="none" style:text-align-source="fix" style:repeat-content="false" fo:border="none" style:rotation-align="none"/>
      <style:paragraph-properties fo:text-align="center" fo:margin-left="0cm"/>
      <style:text-properties fo:color="#558ed5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Excel_20_Built-in_20_Normal" style:data-style-name="N8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fo:hyphenate="true"/>
    </style:style>
    <style:style style:name="ce22" style:family="table-cell" style:parent-style-name="Excel_20_Built-in_20_Normal" style:data-style-name="N8148">
      <style:table-cell-properties style:diagonal-bl-tr="none" style:diagonal-tl-br="none" style:text-align-source="fix" style:repeat-content="false" fo:border="none" style:rotation-align="none"/>
      <style:paragraph-properties fo:text-align="center" fo:margin-left="0cm"/>
      <style:text-properties fo:color="#558ed5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Excel_20_Built-in_20_Normal" style:data-style-name="N8002">
      <style:table-cell-properties style:diagonal-bl-tr="none" style:diagonal-tl-br="none" style:text-align-source="fix" style:repeat-content="false" fo:border="none" style:rotation-align="none"/>
      <style:paragraph-properties fo:text-align="center" fo:margin-left="0cm"/>
      <style:text-properties fo:color="#558ed5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color="#00cc00"/>
    </style:style>
    <style:style style:name="ce25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26" style:family="table-cell" style:parent-style-name="Excel_20_Built-in_20_Normal" style:data-style-name="N8147"/>
    <style:style style:name="ce27" style:family="table-cell" style:parent-style-name="Default">
      <style:table-cell-properties fo:background-color="#cccccc" style:text-align-source="fix" style:repeat-content="false" fo:border="0.035cm solid #000000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ccffff" fo:border="0.002cm solid #000000"/>
    </style:style>
    <style:style style:name="ce29" style:family="table-cell" style:parent-style-name="Default" style:data-style-name="N109">
      <style:table-cell-properties fo:background-color="#cccccc" style:text-align-source="fix" style:repeat-content="false" fo:border="0.035cm solid #000000" style:vertical-align="middle"/>
      <style:paragraph-properties fo:text-align="center" fo:margin-left="0cm"/>
    </style:style>
    <style:style style:name="ce30" style:family="table-cell" style:parent-style-name="Default" style:data-style-name="N37">
      <style:table-cell-properties fo:background-color="#cccccc" style:text-align-source="fix" style:repeat-content="false" fo:border="0.035cm solid #000000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ccffff" style:text-align-source="fix" style:repeat-content="false" fo:border="0.002cm solid #000000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цена за ярд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table:style-name="ce1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90">
            <text:p>90</text:p>
          </table:table-cell>
          <table:table-cell table:style-name="ce7" table:formula="of:=[.$C1]/[.A1]" office:value-type="float" office:value="22.5">
            <text:p>22,50</text:p>
          </table:table-cell>
          <table:table-cell table:style-name="ce10" table:formula="of:=[.$C1]/[.B1]" office:value-type="float" office:value="18">
            <text:p>18,00</text:p>
          </table:table-cell>
          <table:table-cell table:number-columns-repeated="1019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210">
            <text:p>210</text:p>
          </table:table-cell>
          <table:table-cell table:style-name="ce8" table:formula="of:=[.$C2]/[.A2]" office:value-type="float" office:value="26.25">
            <text:p>26,25</text:p>
          </table:table-cell>
          <table:table-cell table:style-name="ce11" table:formula="of:=[.$C2]/[.B2]" office:value-type="float" office:value="23.3333333333333">
            <text:p>23,33</text:p>
          </table:table-cell>
          <table:table-cell table:number-columns-repeated="1019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0">
            <text:p>80</text:p>
          </table:table-cell>
          <table:table-cell table:style-name="ce9" table:formula="of:=[.$C3]/[.A3]" office:value-type="float" office:value="40">
            <text:p>40,00</text:p>
          </table:table-cell>
          <table:table-cell table:style-name="ce12" table:formula="of:=[.$C3]/[.B3]" office:value-type="float" office:value="26.6666666666667">
            <text:p>26,67</text:p>
          </table:table-cell>
          <table:table-cell table:number-columns-repeated="1019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60">
            <text:p>60</text:p>
          </table:table-cell>
          <table:table-cell table:style-name="ce7" table:formula="of:=[.$C4]/[.A4]" office:value-type="float" office:value="60">
            <text:p>60,00</text:p>
          </table:table-cell>
          <table:table-cell table:style-name="ce10" table:formula="of:=[.$C4]/[.B4]" office:value-type="float" office:value="60">
            <text:p>60,00</text:p>
          </table:table-cell>
          <table:table-cell table:number-columns-repeated="101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65">
            <text:p>65</text:p>
          </table:table-cell>
          <table:table-cell table:style-name="ce8" table:formula="of:=[.$C5]/[.A5]" office:value-type="float" office:value="32.5">
            <text:p>32,50</text:p>
          </table:table-cell>
          <table:table-cell table:style-name="ce11" table:formula="of:=[.$C5]/[.B5]" office:value-type="float" office:value="21.6666666666667">
            <text:p>21,67</text:p>
          </table:table-cell>
          <table:table-cell table:number-columns-repeated="2"/>
          <table:table-cell table:formula="of:=25/7" office:value-type="float" office:value="3.57142857142857">
            <text:p>3,5714285714</text:p>
          </table:table-cell>
          <table:table-cell table:number-columns-repeated="1016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20">
            <text:p>120</text:p>
          </table:table-cell>
          <table:table-cell table:style-name="ce9" table:formula="of:=[.$C6]/[.A6]" office:value-type="float" office:value="20">
            <text:p>20,00</text:p>
          </table:table-cell>
          <table:table-cell table:style-name="ce12" table:formula="of:=[.$C6]/[.B6]" office:value-type="float" office:value="17.1428571428571">
            <text:p>17,1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" table:formula="of:=MIN([.D1:.D3])" office:value-type="float" office:value="22.5">
            <text:p>22,50</text:p>
          </table:table-cell>
          <table:table-cell table:style-name="ce10" table:formula="of:=MIN([.E1:.E3])" office:value-type="float" office:value="18">
            <text:p>18,0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9" table:formula="of:=MIN([.D4:.D6])" office:value-type="float" office:value="20">
            <text:p>20,00</text:p>
          </table:table-cell>
          <table:table-cell table:style-name="ce12" table:formula="of:=MIN([.E4:.E6])" office:value-type="float" office:value="17.1428571428571">
            <text:p>17,14</text:p>
          </table:table-cell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2" table:print="false">
        <office:forms form:automatic-focus="false" form:apply-design-mode="false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number-columns-repeated="3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" table:number-columns-repeated="1010" table:default-cell-style-name="Excel_20_Built-in_20_Normal"/>
        <table:table-column table:style-name="co1" table:default-cell-style-name="Default"/>
        <table:table-row table:style-name="ro2">
          <table:table-cell table:number-columns-repeated="1024"/>
        </table:table-row>
        <table:table-row table:style-name="ro3">
          <table:table-cell/>
          <table:table-cell table:style-name="ce13" office:value-type="string">
            <text:p>СО</text:p>
          </table:table-cell>
          <table:table-cell table:style-name="ce13"/>
          <table:table-cell table:style-name="ce16" office:value-type="string">
            <text:p>уплачено всеми</text:p>
          </table:table-cell>
          <table:table-cell table:style-name="ce16" office:value-type="string">
            <text:p>всего</text:p>
          </table:table-cell>
          <table:table-cell table:style-name="ce16" office:value-type="string">
            <text:p>уплачено мной</text:p>
          </table:table-cell>
          <table:table-cell table:style-name="ce16" office:value-type="string">
            <text:p>ожидание</text:p>
          </table:table-cell>
          <table:table-cell table:style-name="ce19" office:value-type="string">
            <text:p>осталось</text:p>
          </table:table-cell>
          <table:table-cell table:style-name="ce19" office:value-type="string">
            <text:p>добавить хозяину</text:p>
          </table:table-cell>
          <table:table-cell table:style-name="ce21" office:value-type="string">
            <text:p>добавить 1 место</text:p>
          </table:table-cell>
          <table:table-cell table:style-name="ce21" office:value-type="string">
            <text:p>Добавить 2 место</text:p>
          </table:table-cell>
          <table:table-cell table:number-columns-repeated="1013"/>
        </table:table-row>
        <table:table-row table:style-name="ro1">
          <table:table-cell/>
          <table:table-cell table:style-name="ce14" office:value-type="string">
            <text:p>Алькатрас (rina1281)</text:p>
          </table:table-cell>
          <table:table-cell table:style-name="ce15" table:formula="of:= (210+5)" office:value-type="float" office:value="215">
            <text:p>215</text:p>
          </table:table-cell>
          <table:table-cell table:style-name="ce17" table:formula="of:=[.C3]+[.F3]" office:value-type="float" office:value="245">
            <text:p>245</text:p>
          </table:table-cell>
          <table:table-cell table:style-name="ce17" office:value-type="float" office:value="340">
            <text:p>340</text:p>
          </table:table-cell>
          <table:table-cell table:style-name="ce17" office:value-type="float" office:value="30">
            <text:p>30</text:p>
          </table:table-cell>
          <table:table-cell table:style-name="ce18" office:value-type="float" office:value="35">
            <text:p>35</text:p>
          </table:table-cell>
          <table:table-cell table:style-name="ce20" table:formula="of:=[.E3]-[.D3]" office:value-type="float" office:value="95">
            <text:p>95</text:p>
          </table:table-cell>
          <table:table-cell table:style-name="ce20" table:formula="of:=[.H3]-[.F3]" office:value-type="float" office:value="65">
            <text:p>65</text:p>
          </table:table-cell>
          <table:table-cell table:style-name="ce22" table:formula="of:=([.H3]-[.F3])/2" office:value-type="float" office:value="32.5">
            <text:p>32,5</text:p>
          </table:table-cell>
          <table:table-cell table:style-name="ce23" table:formula="of:=([.H3]-([.F3]+[.H3])/2-[.F3])/2" office:value-type="float" office:value="1.25">
            <text:p>1,25</text:p>
          </table:table-cell>
          <table:table-cell table:style-name="ce24" office:value-type="string">
            <text:p>^</text:p>
          </table:table-cell>
          <table:table-cell table:style-name="ce26" table:formula="of:=[.F3]/[.G3]" office:value-type="percentage" office:value="0.857142857142857">
            <text:p>85,7%</text:p>
          </table:table-cell>
          <table:table-cell table:number-columns-repeated="1011"/>
        </table:table-row>
        <table:table-row table:style-name="ro1">
          <table:table-cell/>
          <table:table-cell table:style-name="ce14" office:value-type="string">
            <text:p>Статуя Зевса (Абра-Катабра)</text:p>
          </table:table-cell>
          <table:table-cell table:style-name="ce15" office:value-type="float" office:value="123">
            <text:p>123</text:p>
          </table:table-cell>
          <table:table-cell table:style-name="ce17" table:formula="of:=[.C4]+[.F4]" office:value-type="float" office:value="138">
            <text:p>138</text:p>
          </table:table-cell>
          <table:table-cell table:style-name="ce17" office:value-type="float" office:value="150">
            <text:p>150</text:p>
          </table:table-cell>
          <table:table-cell table:style-name="ce17" office:value-type="float" office:value="15">
            <text:p>15</text:p>
          </table:table-cell>
          <table:table-cell table:style-name="ce18" office:value-type="float" office:value="10">
            <text:p>10</text:p>
          </table:table-cell>
          <table:table-cell table:style-name="ce20" table:formula="of:=[.E4]-[.D4]" office:value-type="float" office:value="12">
            <text:p>12</text:p>
          </table:table-cell>
          <table:table-cell table:style-name="ce20" table:formula="of:=[.H4]-[.F4]" office:value-type="float" office:value="-3">
            <text:p>-3</text:p>
          </table:table-cell>
          <table:table-cell table:style-name="ce22" table:formula="of:=([.H4]-[.F4])/2" office:value-type="float" office:value="-1.5">
            <text:p>-1,5</text:p>
          </table:table-cell>
          <table:table-cell table:style-name="ce23" table:formula="of:=([.H4]-([.F4]+[.H4])/2-[.F4])/2" office:value-type="float" office:value="-8.25">
            <text:p>-8,25</text:p>
          </table:table-cell>
          <table:table-cell table:style-name="ce24" office:value-type="string">
            <text:p>^</text:p>
          </table:table-cell>
          <table:table-cell table:style-name="ce26" table:formula="of:=[.F4]/[.G4]" office:value-type="percentage" office:value="1.5">
            <text:p>150,0%</text:p>
          </table:table-cell>
          <table:table-cell table:number-columns-repeated="1011"/>
        </table:table-row>
        <table:table-row table:style-name="ro1">
          <table:table-cell/>
          <table:table-cell table:style-name="ce14" office:value-type="string">
            <text:p>Арка (Flame-an)</text:p>
          </table:table-cell>
          <table:table-cell table:style-name="ce14" office:value-type="string">
            <text:p>102</text:p>
          </table:table-cell>
          <table:table-cell table:style-name="ce17" table:formula="of:=[.C5]+[.F5]" office:value-type="float" office:value="110">
            <text:p>110</text:p>
          </table:table-cell>
          <table:table-cell table:style-name="ce17" office:value-type="float" office:value="512">
            <text:p>512</text:p>
          </table:table-cell>
          <table:table-cell table:style-name="ce17" office:value-type="float" office:value="8">
            <text:p>8</text:p>
          </table:table-cell>
          <table:table-cell table:style-name="ce18" office:value-type="float" office:value="60">
            <text:p>60</text:p>
          </table:table-cell>
          <table:table-cell table:style-name="ce20" table:formula="of:=[.E5]-[.D5]" office:value-type="float" office:value="402">
            <text:p>402</text:p>
          </table:table-cell>
          <table:table-cell table:style-name="ce20" table:formula="of:=[.H5]-[.F5]" office:value-type="float" office:value="394">
            <text:p>394</text:p>
          </table:table-cell>
          <table:table-cell table:style-name="ce22" table:formula="of:=([.H5]-[.F5])/2" office:value-type="float" office:value="197">
            <text:p>197,0</text:p>
          </table:table-cell>
          <table:table-cell table:style-name="ce23" table:formula="of:=([.H5]-([.F5]+[.H5])/2-[.F5])/2" office:value-type="float" office:value="94.5">
            <text:p>94,50</text:p>
          </table:table-cell>
          <table:table-cell table:style-name="ce24" office:value-type="string">
            <text:p>^</text:p>
          </table:table-cell>
          <table:table-cell table:style-name="ce26" table:formula="of:=[.F5]/[.G5]" office:value-type="percentage" office:value="0.133333333333333">
            <text:p>13,3%</text:p>
          </table:table-cell>
          <table:table-cell table:number-columns-repeated="1011"/>
        </table:table-row>
        <table:table-row table:style-name="ro1">
          <table:table-cell/>
          <table:table-cell table:style-name="ce14" office:value-type="string">
            <text:p>Собор Св. Марка (Flame-an)</text:p>
          </table:table-cell>
          <table:table-cell table:style-name="ce14" office:value-type="string">
            <text:p>81</text:p>
          </table:table-cell>
          <table:table-cell table:style-name="ce17" table:formula="of:=[.C6]+[.F6]" office:value-type="float" office:value="82">
            <text:p>82</text:p>
          </table:table-cell>
          <table:table-cell table:style-name="ce17" office:value-type="float" office:value="130">
            <text:p>130</text:p>
          </table:table-cell>
          <table:table-cell table:style-name="ce17" office:value-type="float" office:value="1">
            <text:p>1</text:p>
          </table:table-cell>
          <table:table-cell table:style-name="ce18" office:value-type="float" office:value="15">
            <text:p>15</text:p>
          </table:table-cell>
          <table:table-cell table:style-name="ce20" table:formula="of:=[.E6]-[.D6]" office:value-type="float" office:value="48">
            <text:p>48</text:p>
          </table:table-cell>
          <table:table-cell table:style-name="ce20" table:formula="of:=[.H6]-[.F6]" office:value-type="float" office:value="47">
            <text:p>47</text:p>
          </table:table-cell>
          <table:table-cell table:style-name="ce22" table:formula="of:=([.H6]-[.F6])/2" office:value-type="float" office:value="23.5">
            <text:p>23,5</text:p>
          </table:table-cell>
          <table:table-cell table:style-name="ce23" table:formula="of:=([.H6]-([.F6]+[.H6])/2-[.F6])/2" office:value-type="float" office:value="11.25">
            <text:p>11,25</text:p>
          </table:table-cell>
          <table:table-cell/>
          <table:table-cell table:style-name="ce26" table:formula="of:=[.F6]/[.G6]" office:value-type="percentage" office:value="0.0666666666666667">
            <text:p>6,7%</text:p>
          </table:table-cell>
          <table:table-cell table:number-columns-repeated="1011"/>
        </table:table-row>
        <table:table-row table:style-name="ro1">
          <table:table-cell/>
          <table:table-cell table:style-name="ce14" office:value-type="string">
            <text:p>Ахенский Собор (Flame-an)</text:p>
          </table:table-cell>
          <table:table-cell table:style-name="ce14" office:value-type="string">
            <text:p>239</text:p>
          </table:table-cell>
          <table:table-cell table:style-name="ce17" table:formula="of:=[.C7]+[.F7]" office:value-type="float" office:value="244">
            <text:p>244</text:p>
          </table:table-cell>
          <table:table-cell table:style-name="ce17" office:value-type="float" office:value="380">
            <text:p>380</text:p>
          </table:table-cell>
          <table:table-cell table:style-name="ce17" office:value-type="float" office:value="5">
            <text:p>5</text:p>
          </table:table-cell>
          <table:table-cell table:style-name="ce18" office:value-type="float" office:value="40">
            <text:p>40</text:p>
          </table:table-cell>
          <table:table-cell table:style-name="ce20" table:formula="of:=[.E7]-[.D7]" office:value-type="float" office:value="136">
            <text:p>136</text:p>
          </table:table-cell>
          <table:table-cell table:style-name="ce20" table:formula="of:=[.H7]-[.F7]" office:value-type="float" office:value="131">
            <text:p>131</text:p>
          </table:table-cell>
          <table:table-cell table:style-name="ce22" table:formula="of:=([.H7]-[.F7])/2" office:value-type="float" office:value="65.5">
            <text:p>65,5</text:p>
          </table:table-cell>
          <table:table-cell table:style-name="ce23" table:formula="of:=([.H7]-([.F7]+[.H7])/2-[.F7])/2" office:value-type="float" office:value="30.25">
            <text:p>30,25</text:p>
          </table:table-cell>
          <table:table-cell table:style-name="ce25" office:value-type="string">
            <text:p>^</text:p>
          </table:table-cell>
          <table:table-cell table:style-name="ce26" table:formula="of:=[.F7]/[.G7]" office:value-type="percentage" office:value="0.125">
            <text:p>12,5%</text:p>
          </table:table-cell>
          <table:table-cell table:number-columns-repeated="1011"/>
        </table:table-row>
        <table:table-row table:style-name="ro1">
          <table:table-cell/>
          <table:table-cell table:style-name="ce14" office:value-type="string">
            <text:p>Кастель-дель-Монте (LasGIS)</text:p>
          </table:table-cell>
          <table:table-cell table:style-name="ce14" office:value-type="string">
            <text:p>338</text:p>
          </table:table-cell>
          <table:table-cell table:style-name="ce17" table:formula="of:=[.C8]+[.F8]" office:value-type="float" office:value="353">
            <text:p>353</text:p>
          </table:table-cell>
          <table:table-cell table:style-name="ce17" office:value-type="float" office:value="440">
            <text:p>440</text:p>
          </table:table-cell>
          <table:table-cell table:style-name="ce17" office:value-type="float" office:value="15">
            <text:p>15</text:p>
          </table:table-cell>
          <table:table-cell table:style-name="ce18" office:value-type="float" office:value="45">
            <text:p>45</text:p>
          </table:table-cell>
          <table:table-cell table:style-name="ce20" table:formula="of:=[.E8]-[.D8]" office:value-type="float" office:value="87">
            <text:p>87</text:p>
          </table:table-cell>
          <table:table-cell table:style-name="ce20" table:formula="of:=[.H8]-[.F8]" office:value-type="float" office:value="72">
            <text:p>72</text:p>
          </table:table-cell>
          <table:table-cell table:style-name="ce22" table:formula="of:=([.H8]-[.F8])/2" office:value-type="float" office:value="36">
            <text:p>36,0</text:p>
          </table:table-cell>
          <table:table-cell table:style-name="ce23" table:formula="of:=([.H8]-([.F8]+[.H8])/2-[.F8])/2" office:value-type="float" office:value="10.5">
            <text:p>10,50</text:p>
          </table:table-cell>
          <table:table-cell table:number-columns-repeated="1013"/>
        </table:table-row>
        <table:table-row table:style-name="ro1">
          <table:table-cell/>
          <table:table-cell table:style-name="ce14"/>
          <table:table-cell table:style-name="ce14" office:value-type="string">
            <text:p>401</text:p>
          </table:table-cell>
          <table:table-cell table:style-name="ce17" table:formula="of:=[.C9]+[.F9]" office:value-type="float" office:value="401">
            <text:p>401</text:p>
          </table:table-cell>
          <table:table-cell table:style-name="ce17" office:value-type="float" office:value="490">
            <text:p>490</text:p>
          </table:table-cell>
          <table:table-cell table:style-name="ce17" office:value-type="float" office:value="0">
            <text:p>0</text:p>
          </table:table-cell>
          <table:table-cell table:style-name="ce18" office:value-type="float" office:value="25">
            <text:p>25</text:p>
          </table:table-cell>
          <table:table-cell table:style-name="ce20" table:formula="of:=[.E9]-[.D9]" office:value-type="float" office:value="89">
            <text:p>89</text:p>
          </table:table-cell>
          <table:table-cell table:style-name="ce20" table:formula="of:=[.H9]-[.F9]" office:value-type="float" office:value="89">
            <text:p>89</text:p>
          </table:table-cell>
          <table:table-cell table:style-name="ce22" table:formula="of:=([.H9]-[.F9])/2" office:value-type="float" office:value="44.5">
            <text:p>44,5</text:p>
          </table:table-cell>
          <table:table-cell table:style-name="ce23" table:formula="of:=([.H9]-([.F9]+[.H9])/2-[.F9])/2" office:value-type="float" office:value="22.25">
            <text:p>22,25</text:p>
          </table:table-cell>
          <table:table-cell table:number-columns-repeated="1013"/>
        </table:table-row>
        <table:table-row table:style-name="ro1">
          <table:table-cell/>
          <table:table-cell table:style-name="ce14" table:number-columns-repeated="2"/>
          <table:table-cell table:number-columns-repeated="3" table:style-name="ce17"/>
          <table:table-cell table:style-name="ce18"/>
          <table:table-cell table:style-name="ce20" table:formula="of:=[.E10]-[.D10]" office:value-type="float" office:value="0">
            <text:p>0</text:p>
          </table:table-cell>
          <table:table-cell table:style-name="ce20" table:formula="of:=[.H10]-[.F10]" office:value-type="float" office:value="0">
            <text:p>0</text:p>
          </table:table-cell>
          <table:table-cell table:style-name="ce22" table:formula="of:=([.H10]-[.F10])/2" office:value-type="float" office:value="0">
            <text:p>0,0</text:p>
          </table:table-cell>
          <table:table-cell table:style-name="ce23" table:formula="of:=([.H10]-([.F10]+[.H10])/2-[.F10])/2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4" table:number-rows-repeated="2">
          <table:table-cell table:style-name="Default" table:number-columns-repeated="1023"/>
          <table:table-cell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Друзья" table:style-name="ta3" table:print="false">
        <office:forms form:automatic-focus="false" form:apply-design-mode="false"/>
        <table:table-column table:style-name="co13" table:default-cell-style-name="ce28"/>
        <table:table-column table:style-name="co14" table:number-columns-repeated="2" table:default-cell-style-name="ce31"/>
        <table:table-row table:style-name="ro4">
          <table:table-cell table:style-name="ce27" office:value-type="string" table:number-columns-spanned="1" table:number-rows-spanned="2">
            <text:p>кличка</text:p>
          </table:table-cell>
          <table:table-cell table:style-name="ce29" office:value-type="date" office:date-value="2018-05-04" table:number-columns-spanned="2" table:number-rows-spanned="1">
            <text:p>04.05</text:p>
          </table:table-cell>
          <table:covered-table-cell table:style-name="ce30"/>
        </table:table-row>
        <table:table-row table:style-name="ro4">
          <table:covered-table-cell table:style-name="ce27"/>
          <table:table-cell table:style-name="ce30" office:value-type="string">
            <text:p>таве</text:p>
          </table:table-cell>
          <table:table-cell table:style-name="ce30" office:value-type="string">
            <text:p>благ</text:p>
          </table:table-cell>
        </table:table-row>
        <table:table-row table:style-name="ro5">
          <table:table-cell office:value-type="string">
            <text:p>Svetlana Kolob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5">
          <table:table-cell office:value-type="string">
            <text:p>МордаВорот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office:value-type="string">
            <text:p>саня10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office:value-type="string">
            <text:p>ХАН 174</text:p>
          </table:table-cell>
          <table:table-cell table:number-columns-repeated="2" office:value-type="float" office:value="3">
            <text:p>3</text:p>
          </table:table-cell>
        </table:table-row>
        <table:table-row table:style-name="ro5">
          <table:table-cell office:value-type="string">
            <text:p>Vavan грозный</text:p>
          </table:table-cell>
          <table:table-cell table:number-columns-repeated="2" office:value-type="float" office:value="6">
            <text:p>6</text:p>
          </table:table-cell>
        </table:table-row>
        <table:table-row table:style-name="ro4">
          <table:table-cell office:value-type="string">
            <text:p>joker mkx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office:value-type="string">
            <text:p>Гипатия Таранту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office:value-type="string">
            <text:p>Losar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office:value-type="string">
            <text:p>darkheart27198</text:p>
          </table:table-cell>
          <table:table-cell table:number-columns-repeated="2" office:value-type="float" office:value="5">
            <text:p>5</text:p>
          </table:table-cell>
        </table:table-row>
        <table:table-row table:style-name="ro4">
          <table:table-cell office:value-type="string">
            <text:p>-MENTOR-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office:value-type="string">
            <text:p>Геродот Мстител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office:value-type="string">
            <text:p>Lina 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office:value-type="string">
            <text:p>Evgen-PTZ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office:value-type="string">
            <text:p>Rem6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office:value-type="string">
            <text:p>Абра-Катабра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4" table:number-rows-repeated="7">
          <table:table-cell table:number-columns-repeated="3"/>
        </table:table-row>
        <table:table-row table:style-name="ro4"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date-style style:name="N109">
      <number:day number:style="long"/>
      <number:text>.</number:text>
      <number:month number:style="long"/>
    </number:date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number:currency-style style:name="N8146P0" style:volatile="true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8146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8146P0"/>
    </number:currency-style>
    <number:percentage-style style:name="N8147" number:language="ru" number:country="RU">
      <number:number number:decimal-places="1" number:min-integer-digits="1"/>
      <number:text>%</number:text>
    </number:percentage-style>
    <number:number-style style:name="N8148" number:language="ru" number:country="RU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4">04.05.2018</text:date>, <text:time>02:33:5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цена_20_за_20_ярд" style:display-name="PageStyle_цена за ярд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4T02:33:58.10</dc:date>
    <dc:creator>Владимир Ласкин</dc:creator>
    <meta:generator>OpenOffice/4.1.5$Win32 OpenOffice.org_project/415m1$Build-9789</meta:generator>
    <meta:editing-duration>PT17H59M24S</meta:editing-duration>
    <meta:editing-cycles>29</meta:editing-cycles>
    <meta:document-statistic meta:table-count="3" meta:cell-count="178" meta:object-count="0"/>
  </office:meta>
</office:document-meta>
</file>